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center">
      <style:text-properties fo:font-weight="bold" style:font-weight-asian="bold" style:font-weight-complex="bold"/>
    </style:style>
    <style:style style:name="P2" style:family="paragraph" style:parent-style-name="Table_20_Contents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718" style:font-weight-asian="bold" style:font-weight-complex="bold"/>
    </style:style>
    <style:style style:name="T3" style:family="text">
      <style:text-properties fo:font-weight="bold" officeooo:rsid="0008ce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cent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88718" style:font-weight-asian="bold" style:font-weight-complex="bold"/>
    </style:style>
    <style:style style:name="MT3" style:family="text">
      <style:text-properties fo:font-weight="bold" officeooo:rsid="0008ce8c" style:font-weight-asian="bold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Header_20_center"><text:span text:style-name="MT1">Maladie et chirurgie des yeux<text:line-break/></text:span><text:span text:style-name="MT2">5 Rte du vélodrome<text:line-break/>Baie</text:span><text:span text:style-name="MT3"> </text:span><text:span text:style-name="MT2">de l'orphelinat</text:span><text:line-break/>98800 NOUMÉA</text:p>
        <text:p text:style-name="Header_20_center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8-04-11T11:11:23.530614053</dc:date>
    <meta:editing-duration>PT16M48S</meta:editing-duration>
    <meta:editing-cycles>18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4" meta:word-count="50" meta:character-count="328" meta:non-whitespace-character-count="283"/>
  </office:meta>
</office:document-meta>
</file>